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0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fo:min-height="1.296cm"/>
    </style:style>
    <style:style style:name="gr43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fill-color="#23ff23" draw:textarea-horizontal-align="justify" draw:textarea-vertical-align="middle" draw:auto-grow-height="false" fo:min-height="0cm" fo:min-width="0cm" fo:wrap-option="no-wrap"/>
    </style:style>
    <style:style style:name="gr6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fill-color="#3deb3d" draw:textarea-horizontal-align="justify" draw:textarea-vertical-align="middle" draw:auto-grow-height="false" fo:min-height="0cm" fo:min-width="0cm" fo:wrap-option="no-wrap"/>
    </style:style>
    <style:style style:name="gr64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9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8pt" style:font-size-complex="18pt"/>
    </style:style>
    <style:style style:name="P1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ff" fo:font-size="20pt" fo:font-weight="bold" style:font-size-asian="18pt" style:font-size-complex="18pt" style:font-relief="embossed"/>
    </style:style>
    <style:style style:name="P14" style:family="paragraph">
      <style:text-properties fo:font-size="18pt" fo:font-weight="bold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language="en" fo:country="US" style:font-size-asian="18pt" style:font-size-complex="18pt"/>
    </style:style>
    <style:style style:name="P17" style:family="paragraph">
      <style:paragraph-properties fo:text-align="center"/>
      <style:text-properties fo:font-size="18pt" fo:language="en" fo:country="US" fo:font-weight="bold" style:font-size-asian="18pt" style:font-size-complex="18pt"/>
    </style:style>
    <style:style style:name="P18" style:family="paragraph">
      <style:paragraph-properties fo:text-align="center"/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P19" style:family="paragraph">
      <style:paragraph-properties fo:text-align="end"/>
    </style:style>
    <style:style style:name="P20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size-complex="18pt"/>
    </style:style>
    <style:style style:name="T11" style:family="text"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T1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9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-3.14159265358979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21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-3.14159265358979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21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-3.14159265358979) translate (21.191cm 12.033cm)">
              <text:p/>
            </draw:rect>
            <draw:frame draw:style-name="gr21" draw:layer="layout" svg:width="2.926cm" svg:height="1.062cm" draw:transform="rotate (-3.14159265358979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-3.14159265358979) translate (20.995cm 17.095cm)">
              <text:p/>
            </draw:rect>
            <draw:frame draw:style-name="gr21" draw:layer="layout" svg:width="2.926cm" svg:height="1.062cm" draw:transform="rotate (-3.14159265358979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-3.14159265358979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27) rotate (1.36222948118157) translate (27.0277053672796cm 15.1106157687465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rotate (-0.927467964509787) translate (16.9976303951007cm 7.57058620845746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32) rotate (0.230557994188451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466) rotate (-0.56356681546897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745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751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801) translate (13.733238254793cm 14.547680419492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9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416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831) rotate (2.8221974004748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626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g>
          <draw:rect draw:style-name="gr34" draw:text-style-name="P1" draw:layer="COMPONENT Layer" svg:width="4.818cm" svg:height="7cm" svg:x="52.636cm" svg:y="22.272cm">
            <text:p text:style-name="P1">9v</text:p>
          </draw:rect>
          <draw:rect draw:style-name="gr35" draw:text-style-name="P1" draw:layer="COMPONENT Layer" svg:width="1.182cm" svg:height="0.727cm" svg:x="53.454cm" svg:y="21.454cm">
            <text:p/>
          </draw:rect>
          <draw:rect draw:style-name="gr35" draw:text-style-name="P1" draw:layer="COMPONENT Layer" svg:width="1.182cm" svg:height="0.727cm" svg:x="55.154cm" svg:y="21.455cm">
            <text:p/>
          </draw:rect>
        </draw:g>
        <draw:g>
          <draw:rect draw:style-name="gr36" draw:text-style-name="P1" draw:layer="COMPONENT Layer" svg:width="4.273cm" svg:height="4.182cm" svg:x="61.127cm" svg:y="22.908cm">
            <text:p text:style-name="P1">jack</text:p>
          </draw:rect>
          <draw:line draw:style-name="gr37" draw:text-style-name="P1" draw:layer="COMPONENT Layer" svg:x1="62.218cm" svg:y1="22.817cm" svg:x2="60.945cm" svg:y2="20.999cm">
            <text:p/>
          </draw:line>
          <draw:line draw:style-name="gr38" draw:text-style-name="P1" draw:layer="COMPONENT Layer" svg:x1="64.545cm" svg:y1="22.817cm" svg:x2="65.818cm" svg:y2="20.999cm">
            <text:p/>
          </draw:line>
          <draw:frame draw:style-name="gr30" draw:layer="COMPONENT Layer" svg:width="4.203cm" svg:height="1.162cm" svg:x="61.231cm" svg:y="22.947cm">
            <draw:text-box>
              <text:p>tip <text:s text:c="9"/>ring</text:p>
            </draw:text-box>
          </draw:frame>
        </draw:g>
        <draw:frame draw:style-name="gr30" draw:text-style-name="P11" draw:layer="COMPONENT Layer" svg:width="1.955cm" svg:height="1.705cm" draw:transform="rotate (-1.5707963267949) translate (53.9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39" draw:text-style-name="P12" draw:layer="COMPONENT Layer" svg:width="8.455cm" svg:height="4.181cm" draw:transform="rotate (1.5707963267949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48) translate (34.4567235785594cm 5.96852018869979cm)" svg:viewBox="0 0 3487 2138" svg:d="m3487 0c-3305 1-3487 2138-3487 2138l76-47">
          <text:p/>
        </draw:path>
        <draw:g>
          <draw:custom-shape draw:style-name="gr40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15cm" svg:y1="5.545cm" svg:x2="33.815cm" svg:y2="7.363cm">
            <text:p/>
          </draw:line>
          <draw:line draw:style-name="gr41" draw:text-style-name="P1" draw:layer="COMPONENT Layer" svg:x1="34.727cm" svg:y1="6.459cm" svg:x2="32.909cm" svg:y2="6.459cm">
            <text:p/>
          </draw:line>
        </draw:g>
        <draw:g>
          <draw:custom-shape draw:style-name="gr40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97cm" svg:y1="26.009cm" svg:x2="33.897cm" svg:y2="27.827cm">
            <text:p/>
          </draw:line>
          <draw:line draw:style-name="gr41" draw:text-style-name="P1" draw:layer="COMPONENT Layer" svg:x1="34.809cm" svg:y1="26.923cm" svg:x2="32.991cm" svg:y2="26.923cm">
            <text:p/>
          </draw:line>
        </draw:g>
        <draw:g>
          <draw:custom-shape draw:style-name="gr40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57.919cm" svg:y1="5.031cm" svg:x2="57.919cm" svg:y2="6.849cm">
            <text:p/>
          </draw:line>
          <draw:line draw:style-name="gr41" draw:text-style-name="P1" draw:layer="COMPONENT Layer" svg:x1="58.831cm" svg:y1="5.945cm" svg:x2="57.013cm" svg:y2="5.945cm">
            <text:p/>
          </draw:line>
        </draw:g>
        <draw:frame draw:style-name="gr42" draw:text-style-name="P13" draw:layer="COMPONENT Layer" svg:width="18.09cm" svg:height="1.546cm" draw:transform="rotate (1.5707963267949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-3.14159265358979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0.911cm 4.152cm)">
            <draw:text-box>
              <text:p>LED +</text:p>
            </draw:text-box>
          </draw:frame>
        </draw:g>
        <draw:path draw:style-name="gr43" draw:text-style-name="P1" draw:layer="COMPONENT Layer" svg:width="6.755cm" svg:height="4.199cm" draw:transform="skewX (-4.86852192285141E-017) rotate (-0.728325896857234) translate (16.8853832481824cm 2.5928361490242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-3.14159265358979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423) rotate (1.66836023198138) translate (23.6970440872401cm 10.2227861527698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-3.14159265358979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2.152cm)">
            <draw:text-box>
              <text:p>LED +</text:p>
            </draw:text-box>
          </draw:frame>
        </draw:g>
        <draw:path draw:style-name="gr44" draw:text-style-name="P1" draw:layer="COMPONENT Layer" svg:width="3.403cm" svg:height="1.502cm" draw:transform="skewX (-0.213453767518906) rotate (0.106116018521255) translate (17cm 17.8946502683363cm)" svg:viewBox="0 0 3404 1503" svg:d="m0 0c4093 1 3351 1503 3351 1503">
          <text:p/>
        </draw:path>
        <draw:path draw:style-name="gr45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45" draw:text-style-name="P1" draw:layer="COMPONENT Layer" svg:width="1.432cm" svg:height="1.554cm" draw:transform="rotate (-2.31954257590046) translate (14.0483216855397cm 6.05872304416563cm)" svg:viewBox="0 0 1433 1555" svg:d="m0 1555c1736 0 1408-1555 1408-1555">
          <text:p/>
        </draw:path>
        <draw:path draw:style-name="gr45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46" draw:text-style-name="P1" draw:layer="COMPONENT Layer" svg:x1="13cm" svg:y1="7cm" svg:x2="13cm" svg:y2="7.909cm">
          <text:p/>
        </draw:line>
        <draw:path draw:style-name="gr47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45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-3.14159265358979) translate (21.09cm 20.976cm)">
                <text:p/>
              </draw:rect>
              <draw:frame draw:style-name="gr21" draw:layer="layout" svg:width="2.926cm" svg:height="1.062cm" draw:transform="rotate (-3.14159265358979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9) translate (20.119cm 20.795cm)">
              <draw:text-box>
                <text:p>LED +</text:p>
              </draw:text-box>
            </draw:frame>
          </draw:g>
          <draw:frame draw:style-name="gr5" draw:text-style-name="P14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-3.14159265358979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49) translate (27.174cm 20.161cm)">
              <draw:text-box>
                <text:p>LED +</text:p>
              </draw:text-box>
            </draw:frame>
          </draw:g>
          <draw:frame draw:style-name="gr30" draw:text-style-name="P14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5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5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5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5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5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5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9) translate (26.034cm 19.19cm)">
              <text:p/>
            </draw:rect>
          </draw:g>
          <draw:line draw:style-name="gr48" draw:text-style-name="P1" draw:layer="layout" svg:x1="26.779cm" svg:y1="19.214cm" svg:x2="26.779cm" svg:y2="18.669cm">
            <text:p/>
          </draw:line>
          <draw:line draw:style-name="gr49" draw:text-style-name="P1" draw:layer="layout" svg:x1="26.422cm" svg:y1="19.213cm" svg:x2="26.422cm" svg:y2="18.668cm">
            <text:p/>
          </draw:line>
          <draw:line draw:style-name="gr50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9) translate (23.935cm 16.258cm)">
              <text:p/>
            </draw:rect>
          </draw:g>
          <draw:line draw:style-name="gr48" draw:text-style-name="P1" draw:layer="layout" svg:x1="24.68cm" svg:y1="16.282cm" svg:x2="24.68cm" svg:y2="15.737cm">
            <text:p/>
          </draw:line>
          <draw:line draw:style-name="gr49" draw:text-style-name="P1" draw:layer="layout" svg:x1="24.323cm" svg:y1="16.281cm" svg:x2="24.323cm" svg:y2="15.736cm">
            <text:p/>
          </draw:line>
          <draw:line draw:style-name="gr50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8" draw:text-style-name="P1" draw:layer="layout" svg:x1="28.654cm" svg:y1="11.067cm" svg:x2="29.143cm" svg:y2="11.067cm">
              <text:p/>
            </draw:line>
            <draw:line draw:style-name="gr48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72) rotate (0.402472925509892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8" draw:text-style-name="P1" draw:layer="layout" svg:x1="29.044cm" svg:y1="22.171cm" svg:x2="29.556cm" svg:y2="21.953cm">
              <text:p/>
            </draw:line>
            <draw:line draw:style-name="gr48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8" draw:text-style-name="P1" draw:layer="layout" svg:x1="28.654cm" svg:y1="4.561cm" svg:x2="29.199cm" svg:y2="4.561cm">
              <text:p/>
            </draw:line>
            <draw:line draw:style-name="gr48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992) rotate (1.80240151853454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8" draw:text-style-name="P1" draw:layer="layout" svg:x1="24.648cm" svg:y1="10.844cm" svg:x2="24.524cm" svg:y2="10.319cm">
              <text:p/>
            </draw:line>
            <draw:line draw:style-name="gr48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7449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8" draw:text-style-name="P1" draw:layer="layout" svg:x1="24.087cm" svg:y1="3.368cm" svg:x2="24.472cm" svg:y2="3.753cm">
              <text:p/>
            </draw:line>
            <draw:line draw:style-name="gr48" draw:text-style-name="P1" draw:layer="layout" svg:x1="23.739cm" svg:y1="3.716cm" svg:x2="24.124cm" svg:y2="4.101cm">
              <text:p/>
            </draw:line>
          </draw:g>
        </draw:g>
        <draw:path draw:style-name="gr51" draw:text-style-name="P1" draw:layer="layout" svg:width="0.899cm" svg:height="1.038cm" draw:transform="rotate (-1.8764034788191) translate (30.09cm 17.909cm)" svg:viewBox="0 0 900 1039" svg:d="m0 0c1811 0 328 1039 328 1039">
          <text:p/>
        </draw:path>
        <draw:path draw:style-name="gr45" draw:text-style-name="P1" draw:layer="layout" svg:width="3.271cm" svg:height="1.708cm" draw:transform="skewX (-0.351509311351658) rotate (-0.882962068583932) translate (25.922609645439cm 17.4305896328386cm)" svg:viewBox="0 0 3272 1709" svg:d="m0 1709c2730 0 3272-1709 3272-1709">
          <text:p/>
        </draw:path>
        <draw:path draw:style-name="gr45" draw:text-style-name="P1" draw:layer="layout" svg:width="1.599cm" svg:height="1.413cm" draw:transform="rotate (-0.785398163397448) translate (28.909cm 16.818cm)" svg:viewBox="0 0 1600 1414" svg:d="m0 0c2056 0 1543 1414 1543 1414">
          <text:p/>
        </draw:path>
        <draw:path draw:style-name="gr44" draw:text-style-name="P1" draw:layer="layout" svg:width="5.514cm" svg:height="2.738cm" draw:transform="rotate (-0.609119908946022) translate (16.567021905154cm 13.75372677717cm)" svg:viewBox="0 0 5515 2739" svg:d="m0 2739c4766 0 5515-2739 5515-2739">
          <text:p/>
        </draw:path>
        <draw:path draw:style-name="gr52" draw:text-style-name="P1" draw:layer="layout" svg:width="8.449cm" svg:height="3.386cm" draw:transform="rotate (-1.07477375337811) translate (17.9791673927202cm 13.3878259937052cm)" svg:viewBox="0 0 8450 3387" svg:d="m0 3387c8786 1 8448-3387 8448-3387">
          <text:p/>
        </draw:path>
        <draw:path draw:style-name="gr44" draw:text-style-name="P1" draw:layer="layout" svg:width="5.99cm" svg:height="3.179cm" draw:transform="skewX (-5.28948627114889E-017) rotate (-0.896226570899089) translate (17.4836923982974cm 17.1037432715074cm)" svg:viewBox="0 0 5991 3180" svg:d="m0 3180c5239 0 5920-3180 5920-3180l71 57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1" draw:text-style-name="P1" draw:layer="layout" svg:width="1.832cm" svg:height="1.569cm" draw:transform="rotate (-2.76093634372983) translate (30.6732270217215cm 21.2754338167869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-3.14159265358979) translate (52.73cm 7.815cm)">
              <text:p/>
            </draw:rect>
            <draw:line draw:style-name="gr20" draw:text-style-name="P1" draw:layer="layout" svg:x1="53.523cm" svg:y1="7.951cm" svg:x2="50.831cm" svg:y2="7.951cm">
              <text:p/>
            </draw:line>
            <draw:line draw:style-name="gr20" draw:text-style-name="P1" draw:layer="layout" svg:x1="53.522cm" svg:y1="6.951cm" svg:x2="50.83cm" svg:y2="6.951cm">
              <text:p/>
            </draw:line>
            <draw:line draw:style-name="gr20" draw:text-style-name="P1" draw:layer="layout" svg:x1="53.523cm" svg:y1="5.951cm" svg:x2="50.831cm" svg:y2="5.951cm">
              <text:p/>
            </draw:line>
            <draw:line draw:style-name="gr20" draw:text-style-name="P1" draw:layer="layout" svg:x1="53.522cm" svg:y1="4.951cm" svg:x2="50.83cm" svg:y2="4.951cm">
              <text:p/>
            </draw:line>
            <draw:line draw:style-name="gr20" draw:text-style-name="P1" draw:layer="layout" svg:x1="53.523cm" svg:y1="3.951cm" svg:x2="50.831cm" svg:y2="3.951cm">
              <text:p/>
            </draw:line>
            <draw:line draw:style-name="gr20" draw:text-style-name="P1" draw:layer="layout" svg:x1="53.522cm" svg:y1="2.951cm" svg:x2="50.83cm" svg:y2="2.951cm">
              <text:p/>
            </draw:line>
            <draw:rect draw:style-name="gr20" draw:text-style-name="P1" draw:layer="layout" svg:width="0.57cm" svg:height="5.636cm" draw:transform="rotate (-3.14159265358979) translate (52.729cm 8.259cm)">
              <text:p/>
            </draw:rect>
          </draw:g>
          <draw:frame draw:style-name="gr21" draw:layer="layout" svg:width="0.953cm" svg:height="1.062cm" draw:transform="rotate (-3.14159265358979) translate (50.25cm 6.042cm)">
            <draw:text-box>
              <text:p>6</text:p>
            </draw:text-box>
          </draw:frame>
        </draw:g>
        <draw:frame draw:style-name="gr30" draw:text-style-name="P11" draw:layer="COMPONENT Layer" svg:width="1.642cm" svg:height="2.959cm" svg:x="51.0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rect draw:style-name="gr29" draw:text-style-name="P1" draw:layer="COMPONENT Layer" svg:width="2.182cm" svg:height="1.545cm" svg:x="50.254cm" svg:y="6.727cm">
          <text:p/>
        </draw:rect>
        <draw:path draw:style-name="gr51" draw:text-style-name="P1" draw:layer="layout" svg:width="6.351cm" svg:height="3.153cm" draw:transform="rotate (-2.69356663460285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9) translate (23.935cm 20.159cm)">
              <text:p/>
            </draw:rect>
          </draw:g>
          <draw:line draw:style-name="gr48" draw:text-style-name="P1" draw:layer="layout" svg:x1="24.68cm" svg:y1="20.183cm" svg:x2="24.68cm" svg:y2="19.638cm">
            <text:p/>
          </draw:line>
          <draw:line draw:style-name="gr49" draw:text-style-name="P1" draw:layer="layout" svg:x1="24.323cm" svg:y1="20.182cm" svg:x2="24.323cm" svg:y2="19.637cm">
            <text:p/>
          </draw:line>
          <draw:line draw:style-name="gr50" draw:text-style-name="P1" draw:layer="layout" svg:x1="24.978cm" svg:y1="20.182cm" svg:x2="24.978cm" svg:y2="19.637cm">
            <text:p/>
          </draw:line>
        </draw:g>
        <draw:frame draw:style-name="gr31" draw:text-style-name="P16" draw:layer="layout" svg:width="43.618cm" svg:height="2.983cm" svg:x="3.845cm" svg:y="40.227cm">
          <draw:text-box>
            <text:p><text:span text:style-name="T9"><text:file-name text:display="full">/home/bob/sketchbook/Arduguitar/arduino/Layouts/Prototypelayout-07-separate-grounds-and-switch.odg</text:file-name></text:span></text:p>
            <text:p><text:span text:style-name="T9"><text:date style:data-style-name="D5" text:date-value="2013-08-31">Aug 31, 2013</text:date></text:span><text:span text:style-name="T9"> </text:span><text:span text:style-name="T9"><text:time style:data-style-name="T2" text:time-value="0000-00-00">17:11</text:time></text:span></text:p>
          </draw:text-box>
        </draw:frame>
        <draw:g>
          <draw:g>
            <draw:rect draw:style-name="gr20" draw:text-style-name="P1" draw:layer="layout" svg:width="2.126cm" svg:height="1.097cm" draw:transform="rotate (-3.14159265358979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0.57cm" svg:height="1.58cm" draw:transform="rotate (-3.14159265358979) translate (11.161cm 18.058cm)">
              <text:p/>
            </draw:rect>
          </draw:g>
          <draw:frame draw:style-name="gr21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3" draw:text-style-name="P1" draw:layer="layout" svg:width="4.194cm" svg:height="1.872cm" draw:transform="rotate (1.62350527020513) translate (29.1300370316866cm 24.0076551515412cm)" svg:viewBox="0 0 4195 1873" svg:d="m0 1873c3460 0 4191-1782 4195-1873l-4 91c-5 91-91-5-91-5">
          <text:p/>
        </draw:path>
        <draw:path draw:style-name="gr53" draw:text-style-name="P1" draw:layer="layout" svg:width="3.915cm" svg:height="0.492cm" draw:transform="rotate (1.70169602069447) translate (28.5111226439891cm 19.8823619249371cm)" svg:viewBox="0 0 3916 493" svg:d="m0 493c3485 0 3916-493 3916-493">
          <text:p/>
        </draw:path>
        <draw:path draw:style-name="gr53" draw:text-style-name="P1" draw:layer="layout" svg:width="5.563cm" svg:height="3.782cm" draw:transform="rotate (0.96028015444728) translate (24.9000984574398cm 7.74003777664306cm)" svg:viewBox="0 0 5564 3783" svg:d="m0 3783c3330 1 5564-3783 5564-3783">
          <text:p/>
        </draw:path>
        <draw:path draw:style-name="gr54" draw:text-style-name="P1" draw:layer="COMPONENT Layer" svg:width="23.536cm" svg:height="8.511cm" draw:transform="skewX (0.229685329562454) rotate (0.437379510549779) translate (31.9089999998098cm 5.81799999909945cm)" svg:viewBox="0 0 23537 8512" svg:d="m0 0c19797 3 23537 8356 23537 8356l-38 156">
          <text:p/>
        </draw:path>
        <draw:path draw:style-name="gr55" draw:text-style-name="P1" draw:layer="COMPONENT Layer" svg:width="23.198cm" svg:height="9.014cm" draw:transform="skewX (0.141022603561142) rotate (0.463733982254893) translate (31.545cm 7cm)" svg:viewBox="0 0 23199 9015" svg:d="m0 0c17529 2 23199 9015 23199 9015">
          <text:p/>
        </draw:path>
        <draw:path draw:style-name="gr56" draw:text-style-name="P1" draw:layer="COMPONENT Layer" svg:width="9.843cm" svg:height="1.585cm" draw:transform="skewX (1.34599791913803) rotate (-0.158999494856684) translate (45.0068545985167cm 5.44134488022707cm)" svg:viewBox="0 0 9844 1586" svg:d="m0 1586c6981 0 9844-1586 9844-1586l-121 65">
          <text:p/>
        </draw:path>
        <draw:path draw:style-name="gr57" draw:text-style-name="P1" draw:layer="layout" svg:width="16.186cm" svg:height="7.838cm" draw:transform="skewX (0.112399203828435) rotate (-2.4925047047731) translate (54.8180000075814cm 5.81800001274649cm)" svg:viewBox="0 0 16187 7839" svg:d="m0 0c9328 0 16187 7801 16187 7801l-186 38">
          <text:p/>
        </draw:path>
        <draw:path draw:style-name="gr53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custom-shape draw:style-name="gr58" draw:text-style-name="P1" draw:layer="COMPONENT Layer" svg:width="0.909cm" svg:height="1.091cm" svg:x="14.545cm" svg:y="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COMPONENT Layer" svg:width="6cm" svg:height="1.091cm" svg:x="14.818cm" svg:y="1.181cm">
          <text:p text:style-name="P1"><text:span text:style-name="T10">Break Ground Line</text:span></text:p>
          <draw:enhanced-geometry svg:viewBox="0 0 21600 21600" draw:text-areas="800 800 20800 20800" draw:type="round-rectangular-callout" draw:modifiers="1817.69705049159 37681.3186813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8" draw:layer="COMPONENT Layer" svg:width="4cm" svg:height="2.818cm" svg:x="54.545cm" svg:y="17.545cm">
          <text:p text:style-name="P1"><text:span text:style-name="T11">New</text:span></text:p>
          <text:p text:style-name="P1"><text:span text:style-name="T11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rect draw:style-name="gr20" draw:text-style-name="P1" draw:layer="COMPONENT Layer" svg:width="2.126cm" svg:height="1.097cm" draw:transform="rotate (-3.14159265358979) translate (11.126cm 16.076cm)">
              <text:p/>
            </draw:rect>
            <draw:line draw:style-name="gr20" draw:text-style-name="P1" draw:layer="COMPONENT Layer" svg:x1="11.919cm" svg:y1="15.999cm" svg:x2="7.91cm" svg:y2="15.999cm">
              <text:p/>
            </draw:line>
            <draw:line draw:style-name="gr20" draw:text-style-name="P1" draw:layer="COMPONENT Layer" svg:x1="11.918cm" svg:y1="14.999cm" svg:x2="7.909cm" svg:y2="14.999cm">
              <text:p/>
            </draw:line>
            <draw:rect draw:style-name="gr20" draw:text-style-name="P1" draw:layer="COMPONENT Layer" svg:width="0.57cm" svg:height="1.58cm" draw:transform="rotate (-3.14159265358979) translate (11.125cm 16.307cm)">
              <text:p/>
            </draw:rect>
          </draw:g>
          <draw:frame draw:style-name="gr21" draw:layer="COMPONENT Layer" svg:width="0.953cm" svg:height="1.062cm" draw:transform="rotate (-3.14159265358979) translate (10.009cm 16.09cm)">
            <draw:text-box>
              <text:p>2</text:p>
            </draw:text-box>
          </draw:frame>
        </draw:g>
        <draw:path draw:style-name="gr44" draw:text-style-name="P1" draw:layer="COMPONENT Layer" svg:width="5.514cm" svg:height="2.738cm" draw:transform="rotate (-0.609119908946022) translate (16.466021905154cm 13.65472677717cm)" svg:viewBox="0 0 5515 2739" svg:d="m0 2739c4766 0 5515-2739 5515-2739">
          <text:p/>
        </draw:path>
        <draw:path draw:style-name="gr44" draw:text-style-name="P1" draw:layer="COMPONENT Layer" svg:width="21.188cm" svg:height="6.225cm" draw:transform="skewX (-1.13044975651673) rotate (-1.27653381490865) translate (15.0354139456977cm 1.55050236659596cm)" svg:viewBox="0 0 21189 6226" svg:d="m0 6226c18291-9 21189-6226 21189-6226">
          <text:p/>
        </draw:path>
        <draw:path draw:style-name="gr61" draw:text-style-name="P1" draw:layer="COMPONENT Layer" svg:width="29.063cm" svg:height="47.492cm" draw:transform="skewX (1.59188226074123E-017) rotate (-1.18368229870255) translate (51.6148654910414cm -2.02053695808197cm)" svg:viewBox="0 0 29064 47493" svg:d="m0 47493c18063 2 29098-24657 29064-24573s-4204-22920-4273-22751l69-169 83 34">
          <text:p/>
        </draw:path>
        <draw:path draw:style-name="gr62" draw:text-style-name="P1" draw:layer="COMPONENT Layer" svg:width="26.375cm" svg:height="55.861cm" draw:transform="skewX (2.76536359335792E-018) rotate (-1.3850932943827) translate (62.8100983511256cm 4.59486294951184cm)" svg:viewBox="0 0 26376 55862" svg:d="m0 55862c19701 1 26393-48414 26376-48324s-2388-7479-2299-7462-7204-59-7204-59l-89-17">
          <text:p/>
        </draw:path>
        <draw:custom-shape draw:style-name="gr59" draw:text-style-name="P17" draw:layer="COMPONENT Layer" svg:width="9cm" svg:height="3.182cm" svg:x="41.272cm" svg:y="25.727cm">
          <text:p text:style-name="P1"><text:span text:style-name="T10">Shielded Guitar Ou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7" draw:layer="COMPONENT Layer" svg:width="5.455cm" svg:height="4.818cm" svg:x="4.454cm" svg:y="22.909cm">
          <text:p text:style-name="P1"><text:span text:style-name="T10">New Connector</text:span></text:p>
          <draw:enhanced-geometry svg:viewBox="0 0 21600 21600" draw:text-areas="800 800 20800 20800" draw:type="round-rectangular-callout" draw:modifiers="24054.5454545455 -33007.3459223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5.861cm" svg:height="3.839cm" draw:transform="skewX (-0.162141087510273) rotate (-2.29737689440014) translate (21.0898755959061cm 17.7898201067518cm)" svg:viewBox="0 0 5862 3840" svg:d="m5862 3840c-3693-1-5862-3840-5862-3840">
          <text:p/>
        </draw:path>
        <draw:g>
          <draw:g>
            <draw:rect draw:style-name="gr20" draw:text-style-name="P1" draw:layer="COMPONENT Layer" svg:width="4.117cm" svg:height="4.726cm" draw:transform="rotate (-3.14159265358979) translate (52.802cm 13.665cm)">
              <text:p/>
            </draw:rect>
            <draw:line draw:style-name="gr20" draw:text-style-name="P1" draw:layer="COMPONENT Layer" svg:x1="53.595cm" svg:y1="13.801cm" svg:x2="50.903cm" svg:y2="13.801cm">
              <text:p/>
            </draw:line>
            <draw:line draw:style-name="gr20" draw:text-style-name="P1" draw:layer="COMPONENT Layer" svg:x1="53.594cm" svg:y1="12.801cm" svg:x2="50.902cm" svg:y2="12.801cm">
              <text:p/>
            </draw:line>
            <draw:line draw:style-name="gr20" draw:text-style-name="P1" draw:layer="COMPONENT Layer" svg:x1="53.595cm" svg:y1="11.801cm" svg:x2="50.903cm" svg:y2="11.801cm">
              <text:p/>
            </draw:line>
            <draw:line draw:style-name="gr20" draw:text-style-name="P1" draw:layer="COMPONENT Layer" svg:x1="53.594cm" svg:y1="10.801cm" svg:x2="50.902cm" svg:y2="10.801cm">
              <text:p/>
            </draw:line>
            <draw:line draw:style-name="gr20" draw:text-style-name="P1" draw:layer="COMPONENT Layer" svg:x1="53.595cm" svg:y1="9.801cm" svg:x2="50.903cm" svg:y2="9.801cm">
              <text:p/>
            </draw:line>
            <draw:line draw:style-name="gr20" draw:text-style-name="P1" draw:layer="COMPONENT Layer" svg:x1="53.594cm" svg:y1="8.801cm" svg:x2="50.902cm" svg:y2="8.801cm">
              <text:p/>
            </draw:line>
            <draw:rect draw:style-name="gr20" draw:text-style-name="P1" draw:layer="COMPONENT Layer" svg:width="0.57cm" svg:height="5.636cm" draw:transform="rotate (-3.14159265358979) translate (52.801cm 14.109cm)">
              <text:p/>
            </draw:rect>
          </draw:g>
          <draw:frame draw:style-name="gr21" draw:layer="COMPONENT Layer" svg:width="0.953cm" svg:height="1.062cm" draw:transform="rotate (-3.14159265358979) translate (50.322cm 11.892cm)">
            <draw:text-box>
              <text:p>6</text:p>
            </draw:text-box>
          </draw:frame>
        </draw:g>
        <draw:path draw:style-name="gr45" draw:text-style-name="P1" draw:layer="COMPONENT Layer" svg:width="5.725cm" svg:height="4.706cm" draw:transform="skewX (-0.566533875197359) rotate (2.05582332592412) translate (55.6190221579961cm 12.719cm)" svg:viewBox="0 0 5726 4707" svg:d="m0 0c5091 1 5726 4707 5726 4707">
          <text:p/>
        </draw:path>
        <draw:path draw:style-name="gr45" draw:text-style-name="P1" draw:layer="COMPONENT Layer" svg:width="3.079cm" svg:height="2.553cm" draw:transform="rotate (0.901288025729872) translate (53.7795299621267cm 10.2431367495967cm)" svg:viewBox="0 0 3080 2554" svg:d="m0 2554c2783 0 3080-2554 3080-2554">
          <text:p/>
        </draw:path>
        <draw:path draw:style-name="gr45" draw:text-style-name="P1" draw:layer="layout" svg:width="12.893cm" svg:height="6.336cm" draw:transform="skewX (-4.80834714555849E-017) rotate (2.32390589903045) translate (55.7269999367887cm 21.3630000592556cm)" svg:viewBox="0 0 12894 6337" svg:d="m0 0c13957-1 12875 6337 12875 6337">
          <text:p/>
        </draw:path>
        <draw:path draw:style-name="gr64" draw:text-style-name="P1" draw:layer="layout" svg:width="12.422cm" svg:height="7.995cm" draw:transform="skewX (1.26353697449903E-017) rotate (2.33193441358962) translate (54.0899999133526cm 21.5450000825421cm)" svg:viewBox="0 0 12423 7996" svg:d="m0 0c13310-1 12410 7930 12410 7930l-63 66">
          <text:p/>
        </draw:path>
        <draw:path draw:style-name="gr65" draw:text-style-name="P1" draw:layer="layout" svg:width="10.433cm" svg:height="17.325cm" draw:transform="skewX (-7.13170843486887E-017) rotate (-2.25042753752149) translate (66.7705511597899cm 12.9407620968103cm)" svg:viewBox="0 0 10434 17326" svg:d="m1336 17326c17066 1 4844-17005 5070-17304s-6406 2487-6406 2487">
          <text:p/>
        </draw:path>
        <draw:path draw:style-name="gr65" draw:text-style-name="P1" draw:layer="layout" svg:width="9.237cm" svg:height="13.435cm" draw:transform="skewX (4.91230690378936E-017) rotate (-2.32233510270366) translate (64.0000000159321cm 11.2720000148882cm)" svg:viewBox="0 0 9238 13436" svg:d="m0 0c7590 0 9233 6552 9238 6423s-1193 4848-1060 4724-4580 2289-4580 2289l-1414-48">
          <text:p/>
        </draw:path>
        <draw:path draw:style-name="gr65" draw:text-style-name="P1" draw:layer="layout" svg:width="9.842cm" svg:height="10.843cm" draw:transform="skewX (1.47241851732246E-017) 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65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custom-shape draw:style-name="gr59" draw:text-style-name="P17" draw:layer="COMPONENT Layer" svg:width="6.273cm" svg:height="4.364cm" svg:x="59.818cm" svg:y="13.363cm">
          <text:p text:style-name="P1"><text:span text:style-name="T10">Reconnect Grounds</text:span></text:p>
          <text:p text:style-name="P1"><text:span text:style-name="T10">to switch</text:span></text:p>
          <draw:enhanced-geometry svg:viewBox="0 0 21600 21600" draw:text-areas="800 800 20800 20800" draw:type="round-rectangular-callout" draw:modifiers="-16924.705132292 2143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7.015cm" svg:height="2.13cm" draw:transform="rotate (-1.0452776890194) translate (52.7524761565948cm 11.7489443422826cm)" svg:viewBox="0 0 7016 2131" svg:d="m0 2131c5254 0 7016-2131 7016-2131">
          <text:p/>
        </draw:path>
        <draw:path draw:style-name="gr62" draw:text-style-name="P1" draw:layer="COMPONENT Layer" svg:width="3.732cm" svg:height="6.81cm" draw:transform="skewX (4.77562776403859E-017) rotate (-2.05163453571933) translate (56.9479494160138cm 14.9683792208517cm)" svg:viewBox="0 0 3733 6811" svg:d="m0 6811c4717 1 3623-6811 3623-6811">
          <text:p/>
        </draw:path>
        <draw:path draw:style-name="gr62" draw:text-style-name="P1" draw:layer="layout" svg:width="4.579cm" svg:height="2.655cm" draw:transform="rotate (2.30383461263251) translate (13.9999999995036cm 20.090000000447cm)" svg:viewBox="0 0 4580 2656" svg:d="m0 0c2446 0 4580 2656 4580 2656">
          <text:p/>
        </draw:path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66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67" draw:text-style-name="P1" draw:layer="layout" svg:width="6.181cm" svg:height="18cm" svg:x="14.881cm" svg:y="3.464cm">
              <text:p/>
            </draw:rect>
            <draw:custom-shape draw:style-name="gr68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20" draw:layer="layout" svg:width="4.023cm" svg:height="1.773cm" draw:transform="rotate (1.5707963267949) translate (17.353cm 19.65cm)">
              <draw:text-box>
                <text:p><text:span text:style-name="T12">ARDUIONO</text:span></text:p>
                <text:p text:style-name="P19"><text:span text:style-name="T12">MICRO</text:span></text:p>
              </draw:text-box>
            </draw:frame>
            <draw:rect draw:style-name="gr69" draw:text-style-name="P1" draw:layer="layout" svg:width="2.454cm" svg:height="1.818cm" svg:x="16.79cm" svg:y="19.918cm">
              <text:p/>
            </draw:rect>
            <draw:custom-shape draw:style-name="gr70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71" draw:text-style-name="P1" draw:layer="layout" svg:width="1.727cm" svg:height="1.727cm" svg:x="15.79cm" svg:y="4.282cm">
              <text:p/>
            </draw:rect>
            <draw:custom-shape draw:style-name="gr72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73" draw:text-style-name="P1" draw:layer="layout" svg:width="1.454cm" svg:height="2.272cm" svg:x="18.608cm" svg:y="4.282cm">
              <text:p/>
            </draw:rect>
          </draw:g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0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6.181cm" svg:y1="9.727cm" svg:x2="36.181cm" svg:y2="11.545cm">
            <text:p/>
          </draw:line>
          <draw:line draw:style-name="gr41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-3.14159265358979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49" draw:text-style-name="P1" draw:layer="layout" svg:x1="26.182cm" svg:y1="20.487cm" svg:x2="26.727cm" svg:y2="20.487cm">
            <text:p/>
          </draw:line>
          <draw:line draw:style-name="gr50" draw:text-style-name="P1" draw:layer="layout" svg:x1="26.182cm" svg:y1="21.142cm" svg:x2="26.727cm" svg:y2="21.1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8-31T17:11:34</dc:date>
    <dc:creator>Bob </dc:creator>
    <meta:editing-duration>PT11H23M42S</meta:editing-duration>
    <meta:editing-cycles>109</meta:editing-cycles>
    <meta:generator>LibreOffice/3.5$Linux_x86 LibreOffice_project/350m1$Build-2</meta:generator>
    <meta:document-statistic meta:object-count="1624"/>
  </office:meta>
</office:document-meta>
</file>